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0C2CC40EE3F12609.png" manifest:media-type="image/png"/>
  <manifest:file-entry manifest:full-path="Pictures/10000001000002E00000036A09E8A3371E5830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74cm, 11.572cm, 0.853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873cm" fo:min-width="0.62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14cm" fo:min-width="2.629cm" fo:wrap-option="wrap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text-align="center"/>
      <style:text-properties fo:color="#ff0000" loext:opacity="100%" fo:background-color="#ffffff"/>
    </style:style>
    <style:style style:name="P4" style:family="paragraph">
      <loext:graphic-properties draw:fill-color="#ffffff"/>
      <style:paragraph-properties fo:text-align="center"/>
      <style:text-properties fo:color="#ff0000" loext:opacity="100%" fo:background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0000" loext:opacity="100%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25cm" svg:height="4.127cm" svg:x="1.86cm" svg:y="9.89cm">
          <draw:image xlink:href="Pictures/10000001000002E00000036A09E8A3371E5830F6.png" xlink:type="simple" xlink:show="embed" xlink:actuate="onLoad" draw:mime-type="image/png">
            <text:p/>
          </draw:image>
        </draw:frame>
        <draw:frame draw:style-name="gr2" draw:text-style-name="P1" draw:layer="layout" svg:width="6.548cm" svg:height="4.911cm" svg:x="7.469cm" svg:y="3.857cm">
          <draw:image xlink:href="Pictures/1000000100000280000001E00C2CC40EE3F12609.png" xlink:type="simple" xlink:show="embed" xlink:actuate="onLoad" draw:mime-type="image/png">
            <text:p/>
          </draw:image>
        </draw:frame>
        <draw:custom-shape draw:style-name="gr3" draw:text-style-name="P2" draw:layer="layout" svg:width="1.587cm" svg:height="1.587cm" svg:x="14.97cm" svg:y="12.1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4.445cm" svg:height="2.222cm" svg:x="15.605cm" svg:y="9.255cm">
          <text:p text:style-name="P3"><text:span text:style-name="T1">GRE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82.59109311741 25117.40890688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5" draw:text-style-name="P5" draw:layer="layout" draw:type="curve" svg:x1="4.175cm" svg:y1="9.572cm" svg:x2="7.356cm" svg:y2="6.589cm" svg:d="M4175 9572c2386 0 796-2983 3181-2983" svg:viewBox="0 0 3182 2984">
          <text:p/>
        </draw:connector>
        <draw:connector draw:style-name="gr5" draw:text-style-name="P5" draw:layer="layout" draw:type="curve" svg:x1="14.658cm" svg:y1="11.603cm" svg:x2="11.477cm" svg:y2="8.62cm" svg:d="M14658 11603c-2385 0-795-2983-3181-2983" svg:viewBox="0 0 3182 2984">
          <text:p/>
        </draw:connector>
        <draw:frame draw:style-name="gr6" draw:text-style-name="P7" draw:layer="layout" svg:width="0.502cm" svg:height="0.646cm" svg:x="11.859cm" svg:y="21.983cm">
          <draw:text-box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08:09:28.144896115</meta:creation-date>
    <dc:date>2023-02-28T09:17:47.295878309</dc:date>
    <meta:editing-duration>PT40M23S</meta:editing-duration>
    <meta:editing-cycles>3</meta:editing-cycles>
    <meta:generator>LibreOffice/7.3.7.2$Linux_X86_64 LibreOffice_project/30$Build-2</meta:generator>
    <meta:document-statistic meta:object-count="7"/>
  </office:meta>
</office:document-meta>
</file>